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3" table:style-name="ce1">
            <text:p>0.641119227471943</text:p>
          </table:table-cell>
          <table:table-cell office:value-type="float" office:value="8.09975026890591e-06" table:style-name="ce1">
            <text:p>8.09975026890591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358440706122813" table:style-name="ce1">
            <text:p>0.358440706122813</text:p>
          </table:table-cell>
          <table:table-cell office:value-type="float" office:value="2.09751773232752e-08" table:style-name="ce1">
            <text:p>2.09751773232752e-08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883779078817657" table:style-name="ce1">
            <text:p>0.883779078817657</text:p>
          </table:table-cell>
          <table:table-cell office:value-type="float" office:value="0.0207031713507688" table:style-name="ce1">
            <text:p>0.0207031713507688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905315608078729" table:style-name="ce1">
            <text:p>0.905315608078729</text:p>
          </table:table-cell>
          <table:table-cell office:value-type="float" office:value="0.0519312790963594" table:style-name="ce1">
            <text:p>0.0519312790963594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60.8290784869188" table:style-name="ce1">
            <text:p>60.8290784869188</text:p>
          </table:table-cell>
          <table:table-cell office:value-type="float" office:value="3" table:style-name="ce1">
            <text:p>3</text:p>
          </table:table-cell>
          <table:table-cell office:value-type="float" office:value="3.90931297114491e-13" table:style-name="ce1">
            <text:p>3.90931297114491e-13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-3.56554613517075" table:style-name="ce1">
            <text:p>-3.56554613517075</text:p>
          </table:table-cell>
          <table:table-cell office:value-type="float" office:value="0.000363099278371246" table:style-name="ce1">
            <text:p>0.000363099278371246</text:p>
          </table:table-cell>
          <table:table-cell office:value-type="float" office:value="0.00217859567022748" table:style-name="ce1">
            <text:p>0.00217859567022748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3.95638484614139" table:style-name="ce1">
            <text:p>3.95638484614139</text:p>
          </table:table-cell>
          <table:table-cell office:value-type="float" office:value="7.60925420222053e-05" table:style-name="ce1">
            <text:p>7.60925420222053e-05</text:p>
          </table:table-cell>
          <table:table-cell office:value-type="float" office:value="0.000456555252133232" table:style-name="ce1">
            <text:p>0.000456555252133232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7.52193098131214" table:style-name="ce1">
            <text:p>7.52193098131214</text:p>
          </table:table-cell>
          <table:table-cell office:value-type="float" office:value="5.39730765019165e-14" table:style-name="ce1">
            <text:p>5.39730765019165e-14</text:p>
          </table:table-cell>
          <table:table-cell office:value-type="float" office:value="3.23838459011499e-13" table:style-name="ce1">
            <text:p>3.23838459011499e-13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.80334352605751" table:style-name="ce1">
            <text:p>1.80334352605751</text:p>
          </table:table-cell>
          <table:table-cell office:value-type="float" office:value="0.0713342808742957" table:style-name="ce1">
            <text:p>0.0713342808742957</text:p>
          </table:table-cell>
          <table:table-cell office:value-type="float" office:value="0.428005685245774" table:style-name="ce1">
            <text:p>0.428005685245774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5.36888966122827" table:style-name="ce1">
            <text:p>5.36888966122827</text:p>
          </table:table-cell>
          <table:table-cell office:value-type="float" office:value="7.92228674858775e-08" table:style-name="ce1">
            <text:p>7.92228674858775e-08</text:p>
          </table:table-cell>
          <table:table-cell office:value-type="float" office:value="4.75337204915265e-07" table:style-name="ce1">
            <text:p>4.75337204915265e-07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2.15304132008388" table:style-name="ce1">
            <text:p>-2.15304132008388</text:p>
          </table:table-cell>
          <table:table-cell office:value-type="float" office:value="0.031315431287918" table:style-name="ce1">
            <text:p>0.031315431287918</text:p>
          </table:table-cell>
          <table:table-cell office:value-type="float" office:value="0.187892587727508" table:style-name="ce1">
            <text:p>0.187892587727508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2575" table:style-name="ce1">
            <text:p>0.25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7425" table:style-name="ce1">
            <text:p>0.7425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string" table:style-name="ce1">
            <text:p>0.641119227471943</text:p>
          </table:table-cell>
          <table:table-cell office:value-type="string" table:style-name="ce1">
            <text:p>8.09975026890595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string" table:style-name="ce1">
            <text:p>0.901181017081213</text:p>
          </table:table-cell>
          <table:table-cell office:value-type="string" table:style-name="ce1">
            <text:p>0.0433980753066914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string" table:style-name="ce1">
            <text:p>0.931380045541892</text:p>
          </table:table-cell>
          <table:table-cell office:value-type="string" table:style-name="ce1">
            <text:p>0.164150060392493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42.5402459545111" table:style-name="ce1">
            <text:p>42.5402459545111</text:p>
          </table:table-cell>
          <table:table-cell office:value-type="float" office:value="2" table:style-name="ce1">
            <text:p>2</text:p>
          </table:table-cell>
          <table:table-cell office:value-type="float" office:value="5.78765935100873e-10" table:style-name="ce1">
            <text:p>5.78765935100873e-10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6.47162750147741" table:style-name="ce1">
            <text:p>6.47162750147741</text:p>
          </table:table-cell>
          <table:table-cell office:value-type="float" office:value="9.69528968614415e-11" table:style-name="ce1">
            <text:p>9.69528968614415e-11</text:p>
          </table:table-cell>
          <table:table-cell office:value-type="float" office:value="2.90858690584325e-10" table:style-name="ce1">
            <text:p>2.90858690584325e-10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2.53316691378982" table:style-name="ce1">
            <text:p>2.53316691378982</text:p>
          </table:table-cell>
          <table:table-cell office:value-type="float" office:value="0.0113037112952934" table:style-name="ce1">
            <text:p>0.0113037112952934</text:p>
          </table:table-cell>
          <table:table-cell office:value-type="float" office:value="0.0339111338858803" table:style-name="ce1">
            <text:p>0.0339111338858803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3.93846058768758" table:style-name="ce1">
            <text:p>-3.93846058768758</text:p>
          </table:table-cell>
          <table:table-cell office:value-type="float" office:value="8.2006061014932e-05" table:style-name="ce1">
            <text:p>8.2006061014932e-05</text:p>
          </table:table-cell>
          <table:table-cell office:value-type="float" office:value="0.000246018183044796" table:style-name="ce1">
            <text:p>0.000246018183044796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825" table:style-name="ce1">
            <text:p>0.8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04625" table:style-name="ce1">
            <text:p>0.046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95375" table:style-name="ce1">
            <text:p>0.95375</text:p>
          </table:table-cell>
          <table:table-cell office:value-type="string" table:style-name="ce1">
            <text:p>large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